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21D309F044BE0367.png" manifest:media-type="image/png"/>
  <manifest:file-entry manifest:full-path="Pictures/1000020100000321000005DE2F15AC973716E46F.png" manifest:media-type="image/png"/>
  <manifest:file-entry manifest:full-path="Pictures/1000020100000321000005DE5D7742A80555651F.png" manifest:media-type="image/png"/>
  <manifest:file-entry manifest:full-path="Pictures/1000020100000321000005DE42E1C4FC7E8B2610.png" manifest:media-type="image/png"/>
  <manifest:file-entry manifest:full-path="Pictures/1000020100000321000005DE2EEEA712C6F3D190.png" manifest:media-type="image/png"/>
  <manifest:file-entry manifest:full-path="Pictures/1000020100000321000005DE3C8F0DA966D3A0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7.562cm"/>
    </style:style>
    <style:style style:name="gr4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1.522cm"/>
    </style:style>
    <style:style style:name="gr5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5.724cm"/>
    </style:style>
    <style:style style:name="gr6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2.088cm"/>
    </style:style>
    <style:style style:name="gr7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8.27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96pt"/>
    </style:style>
    <style:style style:name="P2" style:family="paragraph">
      <loext:graphic-properties draw:fill="none" draw:fill-color="#ffffff"/>
      <style:paragraph-properties style:writing-mode="lr-tb"/>
      <style:text-properties fo:font-size="96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g_Screen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61.2cm" svg:height="11.606cm" svg:x="-63.4cm" svg:y="99.794cm">
          <draw:text-box>
            <text:p text:style-name="P1"><text:span text:style-name="T1">Image de démarrage de l’application</text:span></text:p>
            <text:p text:style-name="P1"><text:span text:style-name="T1">(Cliquez sur la diapo pour aller à l’accueil ou attend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3" draw:text-style-name="P4" draw:layer="layout" svg:width="11.4cm" svg:height="7.4cm" svg:x="4.6cm" svg:y="18.2cm">
          <office:event-listeners>
            <presentation:event-listener script:event-name="dom:click" presentation:action="show" xlink:href="#Menu-Hamburger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" draw:style-name="dp4" draw:master-page-name="Standard" presentation:presentation-page-layout-name="AL1T1">
        <office:forms form:automatic-focus="false" form:apply-design-mode="false"/>
        <draw:custom-shape draw:style-name="gr4" draw:text-style-name="P4" draw:layer="layout" svg:width="17cm" svg:height="7.4cm" svg:x="9.2cm" svg:y="38.2cm">
          <office:event-listeners>
            <presentation:event-listener script:event-name="dom:click" presentation:action="show" xlink:href="#Menu-Hamburger-Contacts-Select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Contacts-Select" draw:style-name="dp5" draw:master-page-name="Standard" presentation:presentation-page-layout-name="AL1T1">
        <office:forms form:automatic-focus="false" form:apply-design-mode="false"/>
        <draw:custom-shape draw:style-name="gr5" draw:text-style-name="P4" draw:layer="layout" svg:width="8.8cm" svg:height="7.4cm" svg:x="29.2cm" svg:y="13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_Contacts" draw:style-name="dp6" draw:master-page-name="Standard" presentation:presentation-page-layout-name="AL1T1">
        <office:forms form:automatic-focus="false" form:apply-design-mode="false"/>
        <draw:custom-shape draw:style-name="gr6" draw:text-style-name="P4" draw:layer="layout" svg:width="17.8cm" svg:height="7.4cm" svg:x="24.8cm" svg:y="118.8cm">
          <office:event-listeners>
            <presentation:event-listener script:event-name="dom:click" presentation:action="show" xlink:href="#Formulaire_Contacts_Popup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_Contacts_Popup" draw:style-name="dp7" draw:master-page-name="Standard" presentation:presentation-page-layout-name="AL1T1">
        <office:forms form:automatic-focus="false" form:apply-design-mode="false"/>
        <draw:custom-shape draw:style-name="gr7" draw:text-style-name="P4" draw:layer="layout" svg:width="12.4cm" svg:height="7.4cm" svg:x="31cm" svg:y="74cm">
          <office:event-listeners>
            <presentation:event-listener script:event-name="dom:click" presentation:action="show" xlink:href="#Formulaire_Contacts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2EEEA712C6F3D190.png" xlink:type="simple" xlink:show="embed" xlink:actuate="onLoad"/>
    <draw:fill-image draw:name="Bitmap_20_4" draw:display-name="Bitmap 4" xlink:href="Pictures/1000020100000321000005DE5D7742A80555651F.png" xlink:type="simple" xlink:show="embed" xlink:actuate="onLoad"/>
    <draw:fill-image draw:name="Bitmap_20_5" draw:display-name="Bitmap 5" xlink:href="Pictures/1000020100000321000005DE42E1C4FC7E8B2610.png" xlink:type="simple" xlink:show="embed" xlink:actuate="onLoad"/>
    <draw:fill-image draw:name="Bitmap_20_6" draw:display-name="Bitmap 6" xlink:href="Pictures/1000020100000321000005DE2F15AC973716E46F.png" xlink:type="simple" xlink:show="embed" xlink:actuate="onLoad"/>
    <draw:fill-image draw:name="background" xlink:href="Pictures/1000020100000321000005DE21D309F044BE036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1T16:46:07.177107670</dc:date>
    <meta:editing-duration>PT39M48S</meta:editing-duration>
    <meta:editing-cycles>12</meta:editing-cycles>
    <meta:generator>LibreOffice/6.4.7.2$Linux_X86_64 LibreOffice_project/40$Build-2</meta:generator>
    <meta:document-statistic meta:object-count="36"/>
  </office:meta>
</office:document-meta>
</file>